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4.524cm" fo:min-width="7.81cm"/>
      <style:paragraph-properties style:writing-mode="lr-tb"/>
    </style:style>
    <style:style style:name="gr2" style:family="graphic" style:parent-style-name="standard">
      <style:graphic-properties draw:fill-color="#ffaa95" draw:opacity="10%" draw:textarea-horizontal-align="justify" draw:textarea-vertical-align="middle" draw:auto-grow-height="false" fo:min-height="3.994cm" fo:min-width="6.042cm"/>
      <style:paragraph-properties style:writing-mode="lr-tb"/>
    </style:style>
    <style:style style:name="gr3" style:family="graphic" style:parent-style-name="standard">
      <style:graphic-properties draw:fill-color="#a1467e" draw:opacity="10%" draw:textarea-horizontal-align="justify" draw:textarea-vertical-align="middle" draw:auto-grow-height="false" fo:min-height="3.464cm" fo:min-width="5.688cm"/>
      <style:paragraph-properties style:writing-mode="lr-tb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fill-color="#158466" draw:opacity="25%" draw:opacity-name="" draw:textarea-horizontal-align="justify" draw:textarea-vertical-align="middle" draw:auto-grow-height="false" fo:min-height="3.286cm" fo:min-width="4.804cm"/>
      <style:paragraph-properties style:writing-mode="lr-tb"/>
    </style:style>
    <style:style style:name="gr6" style:family="graphic" style:parent-style-name="objectwithoutfill">
      <style:graphic-properties svg:stroke-width="0.159cm" svg:stroke-color="#ff542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8" style:family="graphic" style:parent-style-name="standard">
      <style:graphic-properties draw:opacity="10%" draw:textarea-horizontal-align="justify" draw:textarea-vertical-align="middle" draw:auto-grow-height="false" fo:min-height="6.468cm" fo:min-width="12.23cm"/>
      <style:paragraph-properties style:writing-mode="lr-tb"/>
    </style:style>
    <style:style style:name="gr9" style:family="graphic" style:parent-style-name="standard">
      <style:graphic-properties draw:fill-color="#50938a" draw:textarea-horizontal-align="justify" draw:textarea-vertical-align="middle" draw:auto-grow-height="false" fo:min-height="3.25cm" fo:min-width="6.25cm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textarea-horizontal-align="justify" draw:textarea-vertical-align="middle" draw:auto-grow-height="false" fo:min-height="13cm" fo:min-width="15.75cm"/>
      <style:paragraph-properties style:writing-mode="lr-tb"/>
    </style:style>
    <style:style style:name="gr12" style:family="graphic" style:parent-style-name="standard">
      <style:graphic-properties draw:fill-color="#50938a" draw:textarea-horizontal-align="justify" draw:textarea-vertical-align="middle" draw:auto-grow-height="false" fo:min-height="14.75cm" fo:min-width="15.25cm"/>
      <style:paragraph-properties style:writing-mode="lr-tb"/>
    </style:style>
    <style:style style:name="gr13" style:family="graphic" style:parent-style-name="standard">
      <style:graphic-properties draw:fill-color="#ffaa95" draw:opacity="10%" draw:textarea-horizontal-align="justify" draw:textarea-vertical-align="middle" draw:auto-grow-height="false" fo:min-height="11.174cm" fo:min-width="12.936cm"/>
      <style:paragraph-properties style:writing-mode="lr-tb"/>
    </style:style>
    <style:style style:name="gr14" style:family="graphic" style:parent-style-name="standard">
      <style:graphic-properties draw:fill-color="#5983b0" draw:opacity="100%" draw:opacity-name="Transparency_20_2" draw:textarea-horizontal-align="justify" draw:textarea-vertical-align="middle" draw:auto-grow-height="false" fo:min-height="2.58cm" fo:min-width="3.74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11cm" fo:min-width="4.80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10%"/>
      <style:paragraph-properties fo:text-align="center" style:writing-mode="lr-tb"/>
    </style:style>
    <style:style style:name="P3" style:family="paragraph">
      <loext:graphic-properties draw:fill-color="#ffaa95" draw:opacity="10%"/>
      <style:paragraph-properties fo:text-align="center" style:writing-mode="lr-tb"/>
    </style:style>
    <style:style style:name="P4" style:family="paragraph">
      <loext:graphic-properties draw:fill-color="#a1467e" draw:opacity="10%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158466" draw:opacity="25%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opacity="10%"/>
      <style:paragraph-properties fo:text-align="center" style:writing-mode="lr-tb"/>
      <style:text-properties fo:font-size="18pt"/>
    </style:style>
    <style:style style:name="P10" style:family="paragraph">
      <loext:graphic-properties draw:fill-color="#50938a"/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-color="#50938a"/>
      <style:paragraph-properties fo:text-align="center" style:writing-mode="lr-tb"/>
    </style:style>
    <style:style style:name="P14" style:family="paragraph">
      <loext:graphic-properties draw:fill-color="#5983b0" draw:opacity="100%" draw:opacity-name="Transparency_20_2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1.75cm" svg:height="6.75cm" svg:x="1.654cm" svg:y="1.40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o scen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25cm" svg:height="6cm" svg:x="12.154cm" svg:y="11.904cm">
          <text:p text:style-name="P1">Moduli squadr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75cm" svg:height="5.25cm" svg:x="0.904cm" svg:y="11.904cm">
          <text:p text:style-name="P1">Modulo arbitragg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654cm" svg:y1="7.904cm" svg:x2="4.904cm" svg:y2="11.904cm">
          <text:p/>
        </draw:line>
        <draw:line draw:style-name="gr4" draw:text-style-name="P5" draw:layer="layout" svg:x1="10.904cm" svg:y1="7.404cm" svg:x2="13.904cm" svg:y2="12.654cm">
          <text:p/>
        </draw:line>
        <draw:custom-shape draw:style-name="gr5" draw:text-style-name="P7" draw:layer="layout" svg:width="7.5cm" svg:height="5cm" svg:x="17.022cm" svg:y="3.404cm">
          <text:p text:style-name="P6">Modulo visualizzazione part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.404cm" svg:y1="5.154cm" svg:x2="17.154cm" svg:y2="5.904cm">
          <text:p/>
        </draw:line>
        <draw:line draw:style-name="gr6" draw:text-style-name="P5" draw:layer="layout" svg:x1="8.404cm" svg:y1="12.654cm" svg:x2="18.154cm" svg:y2="7.654cm">
          <text:p/>
        </draw:line>
      </draw:page>
      <draw:page draw:name="page2" draw:style-name="dp1" draw:master-page-name="Predefinito">
        <draw:custom-shape draw:style-name="gr7" draw:text-style-name="P8" draw:layer="layout" svg:width="6cm" svg:height="3cm" svg:x="3.404cm" svg:y="7.154cm">
          <text:p text:style-name="P8">Modulo sistema di vision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8cm" svg:height="9.5cm" svg:x="2.654cm" svg:y="3.654cm">
          <text:p text:style-name="P8">Modulo scena</text:p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6.75cm" svg:height="3.5cm" svg:x="11.654cm" svg:y="6.904cm">
          <text:p text:style-name="P8">Modulo trasmissione dati scena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9.404cm" svg:y1="8.654cm" svg:x2="11.654cm" svg:y2="8.654cm">
          <text:p/>
        </draw:line>
      </draw:page>
      <draw:page draw:name="page3" draw:style-name="dp1" draw:master-page-name="Predefinito">
        <draw:custom-shape draw:style-name="gr11" draw:text-style-name="P1" draw:layer="layout" svg:width="16.25cm" svg:height="13.25cm" svg:x="2.654cm" svg:y="2.154cm">
          <text:p text:style-name="P1"><text:span text:style-name="T1">Modulo visione</text:span></text:p>
          <text:p text:style-name="P1"><text:span text:style-name="T1"/></text:p>
          <text:p text:style-name="P11"><text:span text:style-name="T2">Cerca attori:</text:span></text:p>
          <text:p text:style-name="P11"><text:tab/>1) campo di calcio</text:p>
          <text:p text:style-name="P11"><text:s/><text:tab/>2) Giocatori (mBot)</text:p>
          <text:p text:style-name="P11"><text:tab/>3) palla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finito">
        <draw:custom-shape draw:style-name="gr12" draw:text-style-name="P13" draw:layer="layout" svg:width="15.75cm" svg:height="15cm" svg:x="2.904cm" svg:y="1.654cm">
          <text:p text:style-name="P1"><text:span text:style-name="T1">Modulo trasmissione dati</text:span></text:p>
          <text:p text:style-name="P1"><text:span text:style-name="T1"/></text:p>
          <text:p text:style-name="P12"><text:span text:style-name="T2">Trasmette i dati degli attori a chi si è registrato al servizio.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finito">
        <draw:custom-shape draw:style-name="gr13" draw:text-style-name="P3" draw:layer="layout" svg:width="19cm" svg:height="16.154cm" svg:x="2.654cm" svg:y="1.299cm">
          <text:p text:style-name="P1">Modulo squadr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cm" svg:height="4cm" svg:x="4.654cm" svg:y="6.904cm">
          <text:p text:style-name="P6">Giocatore</text:p>
          <text:p text:style-name="P6"><text:s/>M 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7.5cm" svg:height="4.75cm" svg:x="12.154cm" svg:y="6.404cm">
          <text:p text:style-name="P6">Strateg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opacity draw:name="Transparency_20_1" draw:display-name="Transparency 1" draw:style="axial" draw:start="100%" draw:end="0%" draw:angle="0deg" draw:border="0%"/>
    <draw:opacity draw:name="Transparency_20_2" draw:display-name="Transparency 2" draw:style="radial" draw:cx="50%" draw:cy="50%" draw:start="100%" draw:end="0%" draw:border="0%"/>
    <draw:marker draw:name="Arrow" svg:viewBox="0 0 20 20" svg:d="M0 20l10-20 10 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04cm" fo:margin-bottom="0.904cm" fo:margin-left="0.904cm" fo:margin-right="0.904cm" fo:page-width="25.426cm" fo:page-height="19.0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7T11:11:03.414000000</dc:date>
    <meta:editing-duration>PT25M7S</meta:editing-duration>
    <meta:editing-cycles>6</meta:editing-cycles>
    <meta:generator>LibreOffice/7.2.4.1$Windows_X86_64 LibreOffice_project/27d75539669ac387bb498e35313b970b7fe9c4f9</meta:generator>
    <meta:document-statistic meta:object-count="17"/>
  </office:meta>
</office:document-meta>
</file>